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Kamran" svg:font-family="IRKamran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8">
      <style:paragraph-properties fo:text-align="end" style:justify-single-word="false" style:writing-mode="rl-tb"/>
      <style:text-properties officeooo:paragraph-rsid="000ea554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ea554" officeooo:paragraph-rsid="000ea554" style:font-name-complex="IRZar"/>
    </style:style>
    <style:style style:name="P3" style:family="paragraph" style:parent-style-name="Standard">
      <style:paragraph-properties fo:text-align="end" style:justify-single-word="false" style:writing-mode="rl-tb"/>
      <style:text-properties fo:font-weight="bold" officeooo:rsid="000ea554" officeooo:paragraph-rsid="000ea554" style:font-weight-asian="bold" style:font-name-complex="IRZar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fo:font-weight="bold" officeooo:rsid="00108fb4" officeooo:paragraph-rsid="00108fb4" style:font-weight-asian="bold" style:font-weight-complex="bold"/>
    </style:style>
    <style:style style:name="P5" style:family="paragraph" style:parent-style-name="Standard" style:list-style-name="L8">
      <style:paragraph-properties fo:text-align="end" style:justify-single-word="false" style:writing-mode="rl-tb"/>
      <style:text-properties officeooo:rsid="000ea554" officeooo:paragraph-rsid="000ea554"/>
    </style:style>
    <style:style style:name="P6" style:family="paragraph" style:parent-style-name="Standard" style:list-style-name="L8">
      <style:paragraph-properties fo:text-align="end" style:justify-single-word="false" style:writing-mode="rl-tb"/>
      <style:text-properties officeooo:rsid="000ea554" officeooo:paragraph-rsid="00108fb4"/>
    </style:style>
    <style:style style:name="P7" style:family="paragraph" style:parent-style-name="Standard" style:list-style-name="L9">
      <style:paragraph-properties fo:text-align="end" style:justify-single-word="false" style:writing-mode="rl-tb"/>
      <style:text-properties officeooo:rsid="00119a1d" officeooo:paragraph-rsid="00119a1d"/>
    </style:style>
    <style:style style:name="P8" style:family="paragraph" style:parent-style-name="Standard" style:list-style-name="L8">
      <style:paragraph-properties fo:text-align="end" style:justify-single-word="false" style:writing-mode="rl-tb"/>
      <style:text-properties officeooo:rsid="00119a1d" officeooo:paragraph-rsid="00119a1d" style:font-name-complex="IRTabassom"/>
    </style:style>
    <style:style style:name="T1" style:family="text">
      <style:text-properties style:font-name="IRZar"/>
    </style:style>
    <style:style style:name="T2" style:family="text">
      <style:text-properties style:font-name="IRZar" style:font-name-complex="IRZar"/>
    </style:style>
    <style:style style:name="T3" style:family="text">
      <style:text-properties style:font-name="IRZar" officeooo:rsid="000ea554" style:font-name-complex="IRZar"/>
    </style:style>
    <style:style style:name="T4" style:family="text">
      <style:text-properties style:font-name="IRZar" officeooo:rsid="00108fb4" style:font-name-complex="IRZar"/>
    </style:style>
    <style:style style:name="T5" style:family="text">
      <style:text-properties style:font-name="IRZar" officeooo:rsid="00119a1d" style:font-name-complex="IRZar"/>
    </style:style>
    <style:style style:name="T6" style:family="text">
      <style:text-properties style:font-name="IRZar" officeooo:rsid="00108f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احتراما در مورد آیین‌نامه شبکه مراکز آموزش‌های آزاد سما نکاتی به نظر می‌رسد.</text:span></text:p>
      <text:p text:style-name="P3"><text:span text:style-name="T1">در مورد آیین نامه:</text:span></text:p>
      <text:list text:style-name="L8">
        <text:list-item>
          <text:p text:style-name="P1"><text:span text:style-name="T3">به نظر من در مورد نام انتخابی ( سما پلاس ) قدری بیشتر تامّل صورت گیرد .</text:span></text:p>
        </text:list-item>
        <text:list-item>
          <text:p text:style-name="P5"><text:span text:style-name="T2">برگزاری اردو ممکن است با قوانین آموزش و پرورش مغایرت داشته باشد.</text:span></text:p>
        </text:list-item>
        <text:list-item>
          <text:p text:style-name="P6"><text:span text:style-name="T4">لطفا آیین‌نامه آموزش و پرورش که در آیین‌نامه به آن استناد شده است، ضمیمه شود.</text:span></text:p>
          <text:list>
            <text:list-item>
              <text:p text:style-name="P8"><text:span text:style-name="T6">ا</text:span><text:span text:style-name="T1">صولا این موضوع در آموزش و پرورش چگونه تعریف شده است و ما چگونه و در چه قالبی می‌خواهیم با آموزش و پرورش تعامل داشته باشیم؟</text:span></text:p>
            </text:list-item>
          </text:list>
        </text:list-item>
        <text:list-item>
          <text:p text:style-name="P6"><text:span text:style-name="T5">آیا </text:span><text:span text:style-name="T4">آیین‌نامه مصوّب در ساجد قرار داده شده است</text:span><text:span text:style-name="T5">؟</text:span></text:p>
        </text:list-item>
      </text:list>
      <text:p text:style-name="P4"><text:span text:style-name="T2">در مورد شیوه‌نامه:</text:span></text:p>
      <text:list text:style-name="L9">
        <text:list-item>
          <text:p text:style-name="P7"><text:span text:style-name="T2">خوب است در مورد عقد قراداد با نیروها تامّل بیشتری صورت گیرد. در حال حاضر عقد قرار دارد نیروها ( اجرایی و آموزشی ) در مدارس سما چگونه است؟ آیا عقد قرارداد به عهده مدیر مدرسه است؟ </text:span></text:p>
        </text:list-item>
        <text:list-item>
          <text:p text:style-name="P7"><text:span text:style-name="T2"><text:line-break/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Kamran" svg:font-family="IRKamran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2-22T05:55:27.204579113</dc:date>
    <meta:editing-duration>PT32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43" meta:character-count="668" meta:non-whitespace-character-count="539"/>
  </office:meta>
</office:document-meta>
</file>